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83cm" fo:min-width="1.67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91cm" fo:min-width="2.04cm"/>
    </style:style>
    <style:style style:name="gr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951cm" fo:min-width="5.178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gr6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02cm" fo:min-width="1.024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5.34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951cm" fo:min-width="4.859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51cm" fo:min-width="4.938cm"/>
    </style:style>
    <style:style style:name="gr1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5.342cm"/>
    </style:style>
    <style:style style:name="gr12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gr13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gr14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gr15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gr1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5.342cm"/>
    </style:style>
    <style:style style:name="gr17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gr18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gr19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gr20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gr21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1.143cm" svg:x="11.033cm" svg:y="2.69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08cm" svg:height="4.318cm" svg:x="9.636cm" svg:y="4.814cm">
          <text:p text:style-name="P1">Ada data</text:p>
          <text:p text:style-name="P1">Masuk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7" draw:id="id7" draw:layer="layout" svg:width="9.017cm" svg:height="1.905cm" svg:x="15.859cm" svg:y="14.69cm">
          <text:p text:style-name="P3">Simpan parameter</text:p>
          <text:p text:style-name="P1">Ke storage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draw:type="line" svg:x1="12.176cm" svg:y1="3.842cm" svg:x2="12.176cm" svg:y2="4.814cm" draw:start-shape="id1" draw:start-glue-point="2" draw:end-shape="id2" draw:end-glue-point="4" svg:d="M12176 3842v972" svg:viewBox="0 0 1 973">
          <text:p/>
        </draw:connector>
        <draw:custom-shape draw:style-name="gr5" draw:text-style-name="P4" draw:layer="layout" svg:width="1.651cm" svg:height="1.397cm" svg:x="12.176cm" svg:y="8.747cm">
          <text:p text:style-name="P3">Y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524cm" svg:height="1.27cm" svg:x="11.414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-1.15cm" svg:x1="9.636cm" svg:y1="6.973cm" svg:x2="12.176cm" svg:y2="4.814cm" draw:start-shape="id2" draw:start-glue-point="5" draw:end-shape="id2" draw:end-glue-point="4" svg:d="M9636 6973h-1651v-2660h4191v501" svg:viewBox="0 0 4192 2661">
          <text:p/>
        </draw:connector>
        <draw:custom-shape draw:style-name="gr2" draw:text-style-name="P2" xml:id="id6" draw:id="id6" draw:layer="layout" svg:width="5.08cm" svg:height="4.318cm" svg:x="9.636cm" svg:y="24.165cm">
          <text:p text:style-name="P1">Permintaan</text:p>
          <text:p text:style-name="P1">Data dari</text:p>
          <text:p text:style-name="P1">user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5.08cm" svg:height="4.318cm" svg:x="9.636cm" svg:y="18.583cm">
          <text:p text:style-name="P1">Parameter</text:p>
          <text:p text:style-name="P1">Fisik dari</text:p>
          <text:p text:style-name="P1">user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4" xml:id="id5" draw:id="id5" draw:layer="layout" svg:width="5.842cm" svg:height="2.159cm" svg:x="17.486cm" svg:y="19.689cm">
          <text:p text:style-name="P3">Kirim parameter</text:p>
          <text:p text:style-name="P3">Ke simpul sink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2.176cm" svg:y1="9.132cm" svg:x2="12.177cm" svg:y2="10.106cm" draw:start-shape="id2" draw:start-glue-point="6" draw:end-shape="id3" draw:end-glue-point="5" svg:d="M12176 9132l1 974" svg:viewBox="0 0 2 975">
          <text:p/>
        </draw:connector>
        <draw:custom-shape draw:style-name="gr9" draw:text-style-name="P2" xml:id="id3" draw:id="id3" draw:layer="layout" svg:width="8.509cm" svg:height="1.905cm" svg:x="7.922cm" svg:y="10.106cm">
          <text:p text:style-name="P1">Baca data</text:p>
          <text:p text:style-name="P1">masu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5" draw:layer="layout" draw:type="line" svg:x1="14.716cm" svg:y1="20.742cm" svg:x2="17.486cm" svg:y2="20.768cm" draw:start-shape="id4" draw:start-glue-point="7" draw:end-shape="id5" draw:end-glue-point="3" svg:d="M14716 20742l2770 26" svg:viewBox="0 0 2771 27">
          <text:p/>
        </draw:connector>
        <draw:connector draw:style-name="gr7" draw:text-style-name="P5" draw:layer="layout" draw:type="line" svg:x1="12.176cm" svg:y1="22.901cm" svg:x2="12.176cm" svg:y2="24.165cm" draw:start-shape="id4" draw:start-glue-point="6" draw:end-shape="id6" draw:end-glue-point="4" svg:d="M12176 22901v1264" svg:viewBox="0 0 1 1265">
          <text:p/>
        </draw:connector>
        <draw:connector draw:style-name="gr7" draw:text-style-name="P5" draw:layer="layout" draw:type="line" svg:x1="20.407cm" svg:y1="19.689cm" svg:x2="20.368cm" svg:y2="16.595cm" draw:start-shape="id5" draw:start-glue-point="0" draw:end-shape="id7" draw:end-glue-point="8" svg:d="M20407 19689l-39-3094" svg:viewBox="0 0 40 3095">
          <text:p/>
        </draw:connector>
        <draw:connector draw:style-name="gr7" draw:text-style-name="P5" draw:layer="layout" svg:x1="20.368cm" svg:y1="14.69cm" svg:x2="14.716cm" svg:y2="6.973cm" draw:start-shape="id7" draw:start-glue-point="5" draw:end-shape="id2" draw:end-glue-point="7" svg:d="M20368 14690v-7717h-5652" svg:viewBox="0 0 5653 7718">
          <text:p/>
        </draw:connector>
        <draw:custom-shape draw:style-name="gr2" draw:text-style-name="P2" xml:id="id8" draw:id="id8" draw:layer="layout" svg:width="5.08cm" svg:height="4.318cm" svg:x="9.636cm" svg:y="29.457cm">
          <text:p text:style-name="P1">Apakah</text:p>
          <text:p text:style-name="P1">Parameter</text:p>
          <text:p text:style-name="P1">Fisik ada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9" draw:id="id9" draw:layer="layout" svg:width="8.636cm" svg:height="1.905cm" svg:x="7.858cm" svg:y="34.747cm">
          <text:p text:style-name="P1">baca data</text:p>
          <text:p text:style-name="P1">Ke storag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4" xml:id="id10" draw:id="id10" draw:layer="layout" svg:width="5.842cm" svg:height="2.159cm" svg:x="17.891cm" svg:y="34.62cm">
          <text:p text:style-name="P3">Kirim data ke</text:p>
          <text:p text:style-name="P3">user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2.176cm" svg:y1="28.483cm" svg:x2="12.176cm" svg:y2="29.457cm" draw:start-shape="id6" draw:start-glue-point="6" draw:end-shape="id8" draw:end-glue-point="4" svg:d="M12176 28483v974" svg:viewBox="0 0 1 975">
          <text:p/>
        </draw:connector>
        <draw:connector draw:style-name="gr7" draw:text-style-name="P5" draw:layer="layout" draw:type="line" svg:x1="12.176cm" svg:y1="33.775cm" svg:x2="12.176cm" svg:y2="34.747cm" draw:start-shape="id8" draw:start-glue-point="6" draw:end-shape="id9" draw:end-glue-point="5" svg:d="M12176 33775v972" svg:viewBox="0 0 1 973">
          <text:p/>
        </draw:connector>
        <draw:connector draw:style-name="gr7" draw:text-style-name="P5" draw:layer="layout" draw:type="line" svg:x1="15.415cm" svg:y1="35.7cm" svg:x2="17.891cm" svg:y2="35.699cm" draw:start-shape="id9" draw:start-glue-point="6" draw:end-shape="id10" draw:end-glue-point="3" svg:d="M15415 35700l2476-1" svg:viewBox="0 0 2477 2">
          <text:p/>
        </draw:connector>
        <draw:connector draw:style-name="gr7" draw:text-style-name="P5" draw:layer="layout" draw:line-skew="1.404cm" svg:x1="23.733cm" svg:y1="35.699cm" svg:x2="14.716cm" svg:y2="6.973cm" draw:start-shape="id10" draw:start-glue-point="1" draw:end-shape="id2" draw:end-glue-point="7" svg:d="M23733 35699h1905v-28726h-10922" svg:viewBox="0 0 10923 28727">
          <text:p/>
        </draw:connector>
        <draw:custom-shape draw:style-name="gr12" draw:text-style-name="P4" draw:layer="layout" svg:width="1.651cm" svg:height="1.397cm" svg:x="8.112cm" svg:y="7.096cm">
          <text:p text:style-name="P3">Tid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651cm" svg:height="1.397cm" svg:x="14.976cm" svg:y="19.447cm">
          <text:p text:style-name="P3">Y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651cm" svg:height="1.397cm" svg:x="12.276cm" svg:y="33.547cm">
          <text:p text:style-name="P3">Y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1.651cm" svg:height="1.397cm" svg:x="12.176cm" svg:y="28.247cm">
          <text:p text:style-name="P3">Y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10.42cm" svg:x1="14.716cm" svg:y1="26.324cm" svg:x2="14.716cm" svg:y2="6.973cm" draw:start-shape="id6" draw:start-glue-point="7" draw:end-shape="id2" draw:end-glue-point="7" svg:d="M14716 26324h10922v-19351h-10922" svg:viewBox="0 0 10923 19352">
          <text:p/>
        </draw:connector>
        <draw:custom-shape draw:style-name="gr16" draw:text-style-name="P4" xml:id="id11" draw:id="id11" draw:layer="layout" svg:width="5.842cm" svg:height="2.159cm" svg:x="17.891cm" svg:y="30.52cm">
          <text:p text:style-name="P3">Kirim pesan</text:p>
          <text:p text:style-name="P3">peringatan</text:p>
          <text:p text:style-name="P3">Ke user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4.716cm" svg:y1="31.616cm" svg:x2="17.891cm" svg:y2="31.599cm" draw:start-shape="id8" draw:start-glue-point="7" draw:end-shape="id11" draw:end-glue-point="3" svg:d="M14716 31616l3175-17" svg:viewBox="0 0 3176 18">
          <text:p/>
        </draw:connector>
        <draw:connector draw:style-name="gr7" draw:text-style-name="P5" draw:layer="layout" draw:line-skew="1.404cm" svg:x1="23.733cm" svg:y1="31.599cm" svg:x2="14.716cm" svg:y2="6.973cm" draw:start-shape="id11" draw:start-glue-point="1" draw:end-shape="id2" draw:end-glue-point="7" svg:d="M23733 31599h1905v-24626h-10922" svg:viewBox="0 0 10923 24627">
          <text:p/>
        </draw:connector>
        <draw:custom-shape draw:style-name="gr17" draw:text-style-name="P4" draw:layer="layout" svg:width="1.651cm" svg:height="1.397cm" svg:x="12.712cm" svg:y="22.996cm">
          <text:p text:style-name="P3">Tid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651cm" svg:height="1.397cm" svg:x="14.712cm" svg:y="24.996cm">
          <text:p text:style-name="P3">Tid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1.651cm" svg:height="1.397cm" svg:x="14.812cm" svg:y="30.496cm">
          <text:p text:style-name="P3">Tid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" draw:id="id12" draw:layer="layout" svg:width="5.08cm" svg:height="4.318cm" svg:x="9.637cm" svg:y="13.184cm">
          <text:p text:style-name="P1">User</text:p>
          <text:p text:style-name="P1">Terdaftar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draw:type="line" svg:x1="12.177cm" svg:y1="12.011cm" svg:x2="12.177cm" svg:y2="13.184cm" draw:start-shape="id3" draw:start-glue-point="8" draw:end-shape="id12" draw:end-glue-point="4" svg:d="M12177 12011v1173" svg:viewBox="0 0 1 1174">
          <text:p/>
        </draw:connector>
        <draw:connector draw:style-name="gr7" draw:text-style-name="P5" draw:layer="layout" draw:type="line" svg:x1="12.177cm" svg:y1="17.502cm" svg:x2="12.176cm" svg:y2="18.583cm" draw:start-shape="id12" draw:start-glue-point="6" draw:end-shape="id4" draw:end-glue-point="4" svg:d="M12177 17502l-1 1081" svg:viewBox="0 0 2 1082">
          <text:p/>
        </draw:connector>
        <draw:connector draw:style-name="gr7" draw:text-style-name="P5" draw:layer="layout" draw:line-skew="-2.293cm" svg:x1="9.637cm" svg:y1="15.343cm" svg:x2="12.176cm" svg:y2="4.814cm" draw:start-shape="id12" draw:start-glue-point="5" draw:end-shape="id2" draw:end-glue-point="4" svg:d="M9637 15343h-2795v-11030h5334v501" svg:viewBox="0 0 5335 11031">
          <text:p/>
        </draw:connector>
        <draw:custom-shape draw:style-name="gr20" draw:text-style-name="P4" draw:layer="layout" svg:width="1.651cm" svg:height="1.397cm" svg:x="8.112cm" svg:y="13.573cm">
          <text:p text:style-name="P3">Tid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1.651cm" svg:height="1.397cm" svg:x="12.938cm" svg:y="17.002cm">
          <text:p text:style-name="P3">Ya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21:10:01.559000000</meta:creation-date>
    <meta:editing-duration>PT2H12M23S</meta:editing-duration>
    <meta:editing-cycles>7</meta:editing-cycles>
    <meta:generator>LibreOffice/6.0.7.3$Linux_X86_64 LibreOffice_project/00m0$Build-3</meta:generator>
    <dc:date>2020-01-19T00:48:51.287697008</dc:date>
    <meta:document-statistic meta:object-count="40"/>
  </office:meta>
</office:document-meta>
</file>